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ffice Code Pro1" svg:font-family="'Office Code Pro'"/>
    <style:font-face style:name="Overpass Mono1" svg:font-family="'Overpass Mono'"/>
    <style:font-face style:name="Overpass Mono3" svg:font-family="'Overpass Mono'" style:font-family-generic="modern" style:font-pitch="fixed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ffice Code Pro" svg:font-family="'Office Code Pro'" style:font-pitch="variable"/>
    <style:font-face style:name="Overpass Mono" svg:font-family="'Overpass Mono'" style:font-pitch="variable"/>
    <style:font-face style:name="Liberation Sans2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Overpass Mono2" svg:font-family="'Overpas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76cm"/>
    </style:style>
    <style:style style:name="gr2" style:family="graphic" style:parent-style-name="standard">
      <style:graphic-properties draw:stroke="solid" svg:stroke-color="#000000" draw:fill="none" draw:fill-color="#ffffff" fo:min-height="0.915cm"/>
    </style:style>
    <style:style style:name="gr3" style:family="graphic" style:parent-style-name="standard">
      <style:graphic-properties draw:stroke="solid" svg:stroke-color="#0000cc" draw:fill="solid" draw:fill-color="#9999ff" fo:min-height="0.915cm"/>
    </style:style>
    <style:style style:name="gr4" style:family="graphic" style:parent-style-name="standard">
      <style:graphic-properties draw:stroke="solid" svg:stroke-color="#000000" draw:fill="none" draw:fill-color="#ffffff" fo:min-height="1.017cm"/>
    </style:style>
    <style:style style:name="gr5" style:family="graphic" style:parent-style-name="standard">
      <style:graphic-properties draw:stroke="none" svg:stroke-color="#000000" draw:fill="none" draw:fill-color="#ffffff" fo:min-height="5.765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.971cm" fo:min-width="0.721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color="#000000" draw:fill="none" draw:fill-color="#ffffff" fo:min-height="1.144cm"/>
    </style:style>
    <style:style style:name="gr8" style:family="graphic" style:parent-style-name="standard">
      <style:graphic-properties draw:stroke="none" svg:stroke-color="#000000" draw:fill="none" draw:fill-color="#ffffff" fo:min-height="3.349cm"/>
    </style:style>
    <style:style style:name="P1" style:family="paragraph">
      <style:paragraph-properties fo:margin-top="0cm" fo:margin-bottom="0.353cm" fo:line-height="115%" style:text-autospace="none"/>
    </style:style>
    <style:style style:name="P2" style:family="paragraph">
      <style:paragraph-properties style:text-autospace="none"/>
    </style:style>
    <style:style style:name="P3" style:family="paragraph">
      <loext:graphic-properties draw:fill="none" draw:fill-color="#ffffff"/>
      <style:paragraph-properties fo:margin-top="0cm" fo:margin-bottom="0.353cm" fo:line-height="115%" style:text-autospace="none"/>
      <style:text-properties style:font-name="Overpass Mono1" fo:font-size="10pt" fo:language="en" fo:country="none" fo:font-weight="bold" style:font-name-asian="Overpass Mono1" style:font-size-asian="10pt" style:font-weight-asian="bold" style:font-name-complex="Overpass Mono1" style:font-size-complex="1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Overpass"/>
    </style:style>
    <style:style style:name="P6" style:family="paragraph">
      <loext:graphic-properties draw:fill="solid" draw:fill-color="#9999ff"/>
      <style:paragraph-properties fo:text-align="center"/>
      <style:text-properties fo:color="#ffffff" style:font-name="Overpass ExtraBold"/>
    </style:style>
    <style:style style:name="P7" style:family="paragraph">
      <loext:graphic-properties draw:fill="none" draw:fill-color="#ffffff"/>
      <style:paragraph-properties fo:text-align="center"/>
      <style:text-properties style:font-name="Overpass" fo:font-size="10pt" style:font-size-asian="10pt" style:font-size-complex="10pt"/>
    </style:style>
    <style:style style:name="P8" style:family="paragraph">
      <loext:graphic-properties draw:fill="none" draw:fill-color="#ffffff"/>
      <style:paragraph-properties fo:margin-top="0cm" fo:margin-bottom="0.353cm" fo:line-height="115%" style:text-autospace="none"/>
      <style:text-properties style:font-name="Overpass Mono3" fo:font-size="10pt" style:font-size-asian="10pt" style:font-size-complex="10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Overpass Mono3" fo:font-weight="bold" style:font-weight-asian="bold" style:font-weight-complex="bold"/>
    </style:style>
    <style:style style:name="P11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Overpass" fo:font-size="15pt" fo:font-weight="bold" style:font-size-asian="15pt" style:font-weight-asian="bold" style:font-size-complex="15pt" style:font-weight-complex="bold"/>
    </style:style>
    <style:style style:name="P1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style:font-name="Overpass Mono3"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Overpass" fo:font-size="60pt" fo:font-weight="bold" style:font-size-asian="60pt" style:font-weight-asian="bold" style:font-size-complex="60pt" style:font-weight-complex="bold"/>
    </style:style>
    <style:style style:name="T1" style:family="text">
      <style:text-properties style:font-name="Overpass Mono1" fo:font-size="10pt" fo:language="en" fo:country="none" fo:font-weight="bold" style:font-name-asian="Overpass Mono1" style:font-size-asian="10pt" style:font-weight-asian="bold" style:font-name-complex="Overpass Mono1" style:font-size-complex="10pt" style:font-weight-complex="bold"/>
    </style:style>
    <style:style style:name="T2" style:family="text">
      <style:text-properties style:font-name="Overpass Mono1" fo:font-size="10pt" fo:language="en" fo:country="none" style:font-name-asian="Overpass Mono1" style:font-size-asian="10pt" style:font-name-complex="Overpass Mono1" style:font-size-complex="10pt"/>
    </style:style>
    <style:style style:name="T3" style:family="text">
      <style:text-properties style:font-name="Overpass"/>
    </style:style>
    <style:style style:name="T4" style:family="text">
      <style:text-properties fo:color="#ffffff" style:font-name="Overpass ExtraBold"/>
    </style:style>
    <style:style style:name="T5" style:family="text">
      <style:text-properties style:font-name="Overpass" fo:font-size="10pt" style:font-size-asian="10pt" style:font-size-complex="1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Overpass Mono3" fo:font-size="10pt" fo:language="en" fo:country="none" fo:text-shadow="none" style:text-underline-style="none" fo:font-weight="bold" style:letter-kerning="true" style:font-name-asian="Office Code Pro1" style:font-size-asian="10pt" style:font-weight-asian="bold" style:font-name-complex="Office Code Pro1" style:font-size-complex="10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990000" style:text-outline="false" style:text-line-through-style="none" style:text-line-through-type="none" style:font-name="Overpass Mono3" fo:font-size="10pt" fo:language="en" fo:country="none" fo:text-shadow="none" style:text-underline-style="none" fo:font-weight="bold" style:letter-kerning="true" style:font-name-asian="Office Code Pro1" style:font-size-asian="10pt" style:font-weight-asian="bold" style:font-name-complex="Office Code Pro1" style:font-size-complex="10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Overpass Mono3" fo:font-size="10pt" fo:language="en" fo:country="none" fo:text-shadow="none" style:text-underline-style="none" style:letter-kerning="true" style:font-name-asian="Office Code Pro1" style:font-size-asian="10pt" style:font-name-complex="Office Code Pro1" style:font-size-complex="10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Overpass Mono3" fo:font-size="10pt" fo:language="en" fo:country="none" fo:font-style="italic" fo:text-shadow="none" style:text-underline-style="none" style:letter-kerning="true" style:font-name-asian="Office Code Pro1" style:font-size-asian="10pt" style:font-style-asian="italic" style:font-name-complex="Office Code Pro1" style:font-size-complex="10pt" style:font-style-complex="italic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999988" style:text-outline="false" style:text-line-through-style="none" style:text-line-through-type="none" style:font-name="Overpass Mono3" fo:font-size="10pt" fo:language="en" fo:country="none" fo:font-style="italic" fo:text-shadow="none" style:text-underline-style="none" style:letter-kerning="true" style:font-name-asian="Office Code Pro1" style:font-size-asian="10pt" style:font-style-asian="italic" style:font-name-complex="Office Code Pro1" style:font-size-complex="10pt" style:font-style-complex="italic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6b3" style:text-outline="false" style:text-line-through-style="none" style:text-line-through-type="none" style:font-name="Overpass Mono3" fo:font-size="10pt" fo:language="en" fo:country="none" fo:text-shadow="none" style:text-underline-style="none" style:letter-kerning="true" style:font-name-asian="Office Code Pro1" style:font-size-asian="10pt" style:font-name-complex="Office Code Pro1" style:font-size-complex="10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9999" style:text-outline="false" style:text-line-through-style="none" style:text-line-through-type="none" style:font-name="Overpass Mono3" fo:font-size="10pt" fo:language="en" fo:country="none" fo:text-shadow="none" style:text-underline-style="none" style:letter-kerning="true" style:font-name-asian="Office Code Pro1" style:font-size-asian="10pt" style:font-name-complex="Office Code Pro1" style:font-size-complex="10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Overpass Mono3" fo:font-size="10pt" fo:language="en" fo:country="none" fo:text-shadow="none" style:text-underline-style="none" fo:font-weight="normal" style:letter-kerning="true" style:font-name-asian="Office Code Pro1" style:font-size-asian="10pt" style:font-weight-asian="normal" style:font-name-complex="Office Code Pro1" style:font-size-complex="10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6b3" style:text-outline="false" style:text-line-through-style="none" style:text-line-through-type="none" style:font-name="Overpass Mono3" fo:font-size="10pt" fo:language="en" fo:country="none" fo:text-shadow="none" style:text-underline-style="none" fo:font-weight="normal" style:letter-kerning="true" style:font-name-asian="Office Code Pro1" style:font-size-asian="10pt" style:font-weight-asian="normal" style:font-name-complex="Office Code Pro1" style:font-size-complex="10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99988" style:text-outline="false" style:text-line-through-style="none" style:text-line-through-type="none" style:font-name="Overpass Mono3" fo:font-size="10pt" fo:language="en" fo:country="none" fo:font-style="italic" fo:text-shadow="none" style:text-underline-style="none" fo:font-weight="normal" style:letter-kerning="true" style:font-name-asian="Office Code Pro1" style:font-size-asian="10pt" style:font-style-asian="italic" style:font-weight-asian="normal" style:font-name-complex="Office Code Pr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Overpass Mono3" fo:font-weight="bold" style:font-weight-asian="bold" style:font-weight-complex="bold"/>
    </style:style>
    <style:style style:name="T17" style:family="text">
      <style:text-properties style:font-name="Overpass" fo:font-size="15pt" fo:font-weight="bold" style:font-size-asian="15pt" style:font-weight-asian="bold" style:font-size-complex="15pt" style:font-weight-complex="bold"/>
    </style:style>
    <style:style style:name="T18" style:family="text">
      <style:text-properties style:font-name="Overpass Mono3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Overpass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653cm" svg:height="4.826cm" svg:x="1cm" svg:y="3.794cm">
          <draw:text-box>
            <text:p text:style-name="P1"><text:span text:style-name="T1">Simple chords (6)</text:span><text:span text:style-name="T2"><text:line-break/></text:span><text:span text:style-name="T2">M, m, aug, dim, sus2, sus4</text:span></text:p>
            <text:p text:style-name="P2"><text:span text:style-name="T1">Extended chords (31)</text:span><text:span text:style-name="T2"><text:line-break/></text:span><text:span text:style-name="T2">7, M7, m7, aug7, dim7, ø7, M7sus2, M7sus4, 7sus2, 7sus4</text:span><text:span text:style-name="T2"><text:line-break/></text:span><text:span text:style-name="T2">9, M9, m9, aug9, dim9, M9sus2, M9sus4, 9sus2, 9sus4</text:span><text:span text:style-name="T2"><text:line-break/></text:span><text:span text:style-name="T2">11, M11, m11, aug11, M11sus2, 11sus2</text:span><text:span text:style-name="T2"><text:line-break/></text:span><text:span text:style-name="T2">mM7, mM9, M6, 6, M6(9), m6(9)</text:span></text:p>
          </draw:text-box>
        </draw:frame>
        <draw:frame draw:style-name="gr2" draw:text-style-name="P5" draw:layer="layout" svg:width="1.397cm" svg:height="1.165cm" svg:x="1.254cm" svg:y="1.235cm">
          <draw:text-box>
            <text:p text:style-name="P4"><text:span text:style-name="T3">Fig</text:span></text:p>
          </draw:text-box>
        </draw:frame>
        <draw:frame draw:style-name="gr3" draw:text-style-name="P6" draw:layer="layout" svg:width="2.286cm" svg:height="1.165cm" svg:x="2.651cm" svg:y="1.235cm">
          <draw:text-box>
            <text:p text:style-name="P4"><text:span text:style-name="T4">AN01</text:span></text:p>
          </draw:text-box>
        </draw:frame>
        <draw:frame draw:style-name="gr4" draw:text-style-name="P7" draw:layer="layout" svg:width="3.683cm" svg:height="1.267cm" svg:x="1.254cm" svg:y="2.4cm">
          <draw:text-box>
            <text:p text:style-name="P4"><text:span text:style-name="T5">Chord types to be used this year</text:span></text:p>
          </draw:text-box>
        </draw:frame>
        <draw:frame draw:style-name="gr5" draw:text-style-name="P8" draw:layer="layout" svg:width="18.923cm" svg:height="6.015cm" svg:x="1.127cm" svg:y="11.144cm">
          <draw:text-box>
            <text:p text:style-name="P1"><text:span text:style-name="T6">def </text:span><text:span text:style-name="T7">chordmap_2</text:span><text:span text:style-name="T8">(</text:span><text:span text:style-name="T9">input_file</text:span><text:span text:style-name="T8">, </text:span><text:span text:style-name="T9">WRITE_TO_OUTPUT_FILE</text:span><text:span text:style-name="T8">)</text:span><text:span text:style-name="T6">:</text:span><text:span text:style-name="T6"><text:line-break/></text:span><text:span text:style-name="T6"> <text:s text:c="3"/></text:span><text:span text:style-name="T10"># STEP 1: MAKE LIST OF CHORDS</text:span><text:span text:style-name="T10"><text:line-break/></text:span><text:span text:style-name="T10"> <text:s text:c="3"/></text:span><text:span text:style-name="T8">input_notes </text:span><text:span text:style-name="T6">= </text:span><text:span text:style-name="T11">open</text:span><text:span text:style-name="T8">(INPUT_FILE)</text:span><text:span text:style-name="T8"><text:line-break/></text:span><text:span text:style-name="T8"> <text:s text:c="3"/></text:span><text:span text:style-name="T10"># chordsList, chordTypesList = [i.strip().split(' ') for i in input_notes]</text:span><text:span text:style-name="T10"><text:line-break/></text:span><text:span text:style-name="T10"> <text:s text:c="3"/></text:span><text:span text:style-name="T8">chordsList </text:span><text:span text:style-name="T6">= </text:span><text:span text:style-name="T8">([i.strip().split() </text:span><text:span text:style-name="T6">for </text:span><text:span text:style-name="T8">i </text:span><text:span text:style-name="T6">in </text:span><text:span text:style-name="T8">input_notes])</text:span><text:span text:style-name="T8"><text:line-break/></text:span><text:span text:style-name="T8"> <text:s text:c="3"/></text:span><text:span text:style-name="T6">for </text:span><text:span text:style-name="T8">i </text:span><text:span text:style-name="T6">in </text:span><text:span text:style-name="T11">range</text:span><text:span text:style-name="T8">(</text:span><text:span text:style-name="T12">4</text:span><text:span text:style-name="T8">)</text:span><text:span text:style-name="T6">:</text:span><text:span text:style-name="T6"><text:line-break/></text:span><text:span text:style-name="T6"> <text:s text:c="7"/></text:span><text:span text:style-name="T13">chordsList.pop()</text:span><text:span text:style-name="T13"><text:line-break/></text:span><text:span text:style-name="T13"> <text:s text:c="3"/></text:span><text:span text:style-name="T14">print</text:span><text:span text:style-name="T13">(chordsList)</text:span><text:span text:style-name="T13"><text:line-break/></text:span><text:span text:style-name="T13"> <text:s text:c="3"/></text:span><text:span text:style-name="T14">print</text:span><text:span text:style-name="T13">(</text:span><text:span text:style-name="T14">len</text:span><text:span text:style-name="T13">(chordsList))</text:span><text:span text:style-name="T13"><text:line-break/></text:span><text:span text:style-name="T13"> <text:s text:c="3"/></text:span><text:span text:style-name="T15"># STEP 2: MAKE LIST OF DISTANCES BETWEEN NOTES</text:span></text:p>
          </draw:text-box>
        </draw:frame>
        <draw:frame draw:style-name="gr2" draw:text-style-name="P5" draw:layer="layout" svg:width="1.397cm" svg:height="1.165cm" svg:x="1.254cm" svg:y="8.535cm">
          <draw:text-box>
            <text:p text:style-name="P4"><text:span text:style-name="T3">Fig</text:span></text:p>
          </draw:text-box>
        </draw:frame>
        <draw:frame draw:style-name="gr3" draw:text-style-name="P6" draw:layer="layout" svg:width="2.286cm" svg:height="1.165cm" svg:x="2.651cm" svg:y="8.535cm">
          <draw:text-box>
            <text:p text:style-name="P4"><text:span text:style-name="T4">AN02</text:span></text:p>
          </draw:text-box>
        </draw:frame>
        <draw:frame draw:style-name="gr4" draw:text-style-name="P7" draw:layer="layout" svg:width="3.683cm" svg:height="1.267cm" svg:x="1.254cm" svg:y="9.7cm">
          <draw:text-box>
            <text:p text:style-name="P4"><text:span text:style-name="T5">Code written during session on 4 Sep 18</text:span></text:p>
          </draw:text-box>
        </draw:frame>
      </draw:page>
      <draw:page draw:name="page2" draw:style-name="dp1" draw:master-page-name="Default">
        <draw:frame draw:style-name="gr2" draw:text-style-name="P5" draw:layer="layout" svg:width="1.397cm" svg:height="1.165cm" svg:x="1.255cm" svg:y="1.235cm">
          <draw:text-box>
            <text:p text:style-name="P4"><text:span text:style-name="T3">Fig</text:span></text:p>
          </draw:text-box>
        </draw:frame>
        <draw:frame draw:style-name="gr3" draw:text-style-name="P6" draw:layer="layout" svg:width="2.286cm" svg:height="1.165cm" svg:x="2.652cm" svg:y="1.235cm">
          <draw:text-box>
            <text:p text:style-name="P4"><text:span text:style-name="T4">AN03</text:span></text:p>
          </draw:text-box>
        </draw:frame>
        <draw:frame draw:style-name="gr4" draw:text-style-name="P7" draw:layer="layout" svg:width="3.683cm" svg:height="1.267cm" svg:x="1.255cm" svg:y="2.4cm">
          <draw:text-box>
            <text:p text:style-name="P4"><text:span text:style-name="T5">Input and output layer designs</text:span></text:p>
          </draw:text-box>
        </draw:frame>
        <draw:custom-shape draw:style-name="gr6" draw:text-style-name="P10" draw:layer="layout" svg:width="1.799cm" svg:height="1.799cm" svg:x="6.41cm" svg:y="1.521cm">
          <text:p text:style-name="P9"><text:span text:style-name="T1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1.799cm" svg:height="1.799cm" svg:x="6.41cm" svg:y="3.821cm">
          <text:p text:style-name="P9"><text:span text:style-name="T1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1.799cm" svg:height="1.799cm" svg:x="6.41cm" svg:y="6.121cm">
          <text:p text:style-name="P9"><text:span text:style-name="T16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1.799cm" svg:height="1.799cm" svg:x="6.41cm" svg:y="11.421cm">
          <text:p text:style-name="P9"><text:span text:style-name="T16">12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7" draw:layer="layout" svg:width="4.826cm" svg:height="1.394cm" svg:x="5.034cm" svg:y="13.923cm">
          <draw:text-box>
            <text:p text:style-name="P4"><text:span text:style-name="T5">127 input neurons, </text:span><text:span text:style-name="T5"><text:line-break/></text:span><text:span text:style-name="T5">one for each MIDI note</text:span></text:p>
          </draw:text-box>
        </draw:frame>
        <draw:frame draw:style-name="gr8" draw:text-style-name="P12" draw:layer="layout" svg:width="2.667cm" svg:height="3.599cm" svg:x="5.923cm" svg:y="7.887cm">
          <draw:text-box>
            <text:p text:style-name="P11"><text:span text:style-name="T17">.</text:span></text:p>
            <text:p text:style-name="P11"><text:span text:style-name="T17">.</text:span></text:p>
            <text:p text:style-name="P11"><text:span text:style-name="T17">.</text:span></text:p>
            <text:p text:style-name="P11"><text:span text:style-name="T17">.</text:span></text:p>
          </draw:text-box>
        </draw:frame>
        <draw:custom-shape draw:style-name="gr6" draw:text-style-name="P14" draw:layer="layout" svg:width="1.799cm" svg:height="1.799cm" svg:x="20.41cm" svg:y="1.508cm">
          <text:p text:style-name="P13"><text:span text:style-name="T18">Cmaj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4" draw:layer="layout" svg:width="1.799cm" svg:height="1.799cm" svg:x="20.41cm" svg:y="3.808cm">
          <text:p text:style-name="P13"><text:span text:style-name="T18">Cm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4" draw:layer="layout" svg:width="1.799cm" svg:height="1.799cm" svg:x="20.41cm" svg:y="6.108cm">
          <text:p text:style-name="P13"><text:span text:style-name="T18">Cau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4" draw:layer="layout" svg:width="1.799cm" svg:height="1.799cm" svg:x="20.41cm" svg:y="11.408cm">
          <text:p text:style-name="P13"><text:span text:style-name="T18">Bm6(9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7" draw:layer="layout" svg:width="4.826cm" svg:height="1.775cm" svg:x="19.034cm" svg:y="13.91cm">
          <draw:text-box>
            <text:p text:style-name="P4"><text:span text:style-name="T5">444 output neurons, </text:span><text:span text:style-name="T5"><text:line-break/></text:span><text:span text:style-name="T5">one for each chord in the dataset</text:span></text:p>
          </draw:text-box>
        </draw:frame>
        <draw:frame draw:style-name="gr8" draw:text-style-name="P12" draw:layer="layout" svg:width="2.667cm" svg:height="3.599cm" svg:x="19.923cm" svg:y="7.874cm">
          <draw:text-box>
            <text:p text:style-name="P11"><text:span text:style-name="T17">.</text:span></text:p>
            <text:p text:style-name="P11"><text:span text:style-name="T17">.</text:span></text:p>
            <text:p text:style-name="P11"><text:span text:style-name="T17">.</text:span></text:p>
            <text:p text:style-name="P11"><text:span text:style-name="T17">.</text:span></text:p>
          </draw:text-box>
        </draw:frame>
        <draw:frame draw:style-name="gr8" draw:text-style-name="P16" draw:layer="layout" svg:width="9.398cm" svg:height="3.599cm" svg:x="9.733cm" svg:y="4.701cm">
          <draw:text-box>
            <text:p text:style-name="P15"><text:span text:style-name="T19">. <text:s text:c="2"/>. <text:s text:c="2"/>.</text:span></text:p>
          </draw:text-box>
        </draw:frame>
        <draw:frame draw:style-name="gr7" draw:text-style-name="P7" draw:layer="layout" svg:width="4.826cm" svg:height="2.283cm" svg:x="12.034cm" svg:y="13.923cm">
          <draw:text-box>
            <text:p text:style-name="P4"><text:span text:style-name="T5">Hidden-layer neuron structures, if needed, will be determined during the development st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ffice Code Pro1" svg:font-family="'Office Code Pro'"/>
    <style:font-face style:name="Overpass Mono1" svg:font-family="'Overpass Mono'"/>
    <style:font-face style:name="Overpass Mono3" svg:font-family="'Overpass Mono'" style:font-family-generic="modern" style:font-pitch="fixed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ffice Code Pro" svg:font-family="'Office Code Pro'" style:font-pitch="variable"/>
    <style:font-face style:name="Overpass Mono" svg:font-family="'Overpass Mono'" style:font-pitch="variable"/>
    <style:font-face style:name="Liberation Sans2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Overpass Mono2" svg:font-family="'Overpas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8:41:52.769000000</meta:creation-date>
    <dc:date>2018-09-11T09:18:49.974000000</dc:date>
    <meta:editing-duration>PT14M38S</meta:editing-duration>
    <meta:editing-cycles>6</meta:editing-cycles>
    <meta:generator>LibreOffice/5.1.5.2$Windows_x86 LibreOffice_project/7a864d8825610a8c07cfc3bc01dd4fce6a9447e5</meta:generator>
    <meta:document-statistic meta:object-count="25"/>
  </office:meta>
</office:document-meta>
</file>